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style:font-name="Calibri" style:font-name-complex="Calibri1"/>
    </style:style>
    <style:style style:name="P2" style:family="paragraph" style:parent-style-name="Standard">
      <style:paragraph-properties fo:margin-left="0.199cm" fo:margin-right="0.4cm" fo:margin-top="0.101cm" fo:margin-bottom="0.101cm" loext:contextual-spacing="false" fo:line-height="150%" fo:text-align="justify" style:justify-single-word="false" fo:text-indent="0.4cm" style:auto-text-indent="false"/>
      <style:text-properties style:font-name="Liberation Serif" fo:font-size="12pt" style:font-size-asian="12pt" style:font-name-complex="Liberation Serif1" style:font-size-complex="12pt"/>
    </style:style>
    <style:style style:name="P3" style:family="paragraph" style:parent-style-name="Standard" style:master-page-name="Standard">
      <style:paragraph-properties fo:margin-top="0cm" fo:margin-bottom="0cm" loext:contextual-spacing="false" fo:line-height="100%" fo:text-align="center" style:justify-single-word="false" style:page-number="auto"/>
    </style:style>
    <style:style style:name="P4" style:family="paragraph" style:parent-style-name="Standard">
      <style:paragraph-properties fo:margin-left="0.199cm" fo:margin-right="0.4cm" fo:margin-top="0.101cm" fo:margin-bottom="0.101cm" loext:contextual-spacing="false" fo:line-height="150%" fo:text-align="justify" style:justify-single-word="false" fo:text-indent="0.4cm" style:auto-text-indent="false"/>
      <style:text-properties style:font-name="Liberation Serif" fo:font-size="12pt" style:font-size-asian="12pt" style:font-name-complex="Liberation Serif1" style:font-size-complex="12pt"/>
    </style:style>
    <style:style style:name="T1" style:family="text">
      <style:text-properties style:font-name="Liberation Serif" fo:font-size="12pt" style:font-size-asian="12pt" style:font-name-complex="Liberation Serif1" style:font-size-complex="12pt"/>
    </style:style>
    <style:style style:name="T2" style:family="text">
      <style:text-properties style:font-name="Liberation Serif" fo:font-size="12pt" style:text-underline-style="solid" style:text-underline-width="auto" style:text-underline-color="font-color" style:font-size-asian="12pt" style:font-name-complex="Liberation Serif1" style:font-size-complex="12pt"/>
    </style:style>
    <style:style style:name="T3" style:family="text">
      <style:text-properties officeooo:rsid="0014a8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s text:c="9"/></text:span><text:span text:style-name="T2">PRIMOS AMIGOS JUAN Y MARTIN</text:span><text:span text:style-name="T1"> </text:span></text:p>
      <text:p text:style-name="P1"/>
      <text:p text:style-name="P1"/>
      <text:p text:style-name="P1"/>
      <text:p text:style-name="P2">Esta es la <text:s/>historia de dos primos muy unidos en juegos, travesuras, tardes de trompo, bolitas, paseos en bicicleta, juntos se conocían todos los recovecos del tranquilo pueblo de Ibarreta un publicito bien al fondo de Formosa Capital, eran incontables las osadías que eran capaces juntos, desde carreras en bicicleta con la intención de molestar a cual vieja ciestera salga con el rebenque a correrlos o largase los perros, visitar y explorar lugares pocos conocidos o sin descubrir en el cual Martin era el más experto, cargoso, atrevido, provocador, entusiasta de sangre fría y competidor en cualquier tipo de ocurrencia surgiera mejor.</text:p>
      <text:p text:style-name="P2">Juan era un chico poco tímido, mas pensativo, intuitivo y estratega, siempre pensando en estar a la altura de las circunstancias en la del primo rival o quien fuera pudiese poder estar.</text:p>
      <text:p text:style-name="P2">Eran épocas de carnavales, caza y pesca, como todas las épocas se armaba en el pueblo tres noches de puro festejo donde varias comparsas de barrios de la zona presentaban una temática y su espectacular elenco vestimenta y batucada, meses antes de aquel evento, los dos primos ya estaban recibiendo ese carnaval a su mismo estilo, mojando a las niñas de la zona que también los esperaban muchas veces de la misma manera, lo cual era muy particular por que en ciertos barrios y en determinadas casas se juntaban mujeres contra varones en batallas con bombitas de agua para jugar a mojarse, y como todos saben ‘‘pueblo chico infierno grande’’ todos se conocen., he aquí donde comienza la historia del amigo de Martin un criollo de la zona apodado por Martin ‘‘El Tonoleck’’ que tenia una carpintería detrás de un aserradero donde muchas veces los primos solían visitar, este amigo, el dominaba las técnicas indígenas de aquellos tiempos de los Pilagas donde los padres enseñaban a los hijos a cazar y pescar como también crear armas para defenderse. </text:p>
      <text:p text:style-name="P2">Martín y Juan aprendieron a crear armas y herramientas como también consejos para el uso de estos instrumentos y como sobrevivir en situaciones pocos comunes como podría encontrare en un habitad <text:s/>como el del monte Formoseño; <text:s/>para Juan aquellas enseñanzas eran muy emocionantes y de gran interés.</text:p>
      <text:p text:style-name="P2"><text:soft-page-break/>Una de estas armas era la onda de caza que contaba con unas cuerdas que rodeaba un ladrillo, piedra o el tipo de elemento que se quiera lanzar, se hacía girar para tomar velocidad y en el trayecto de tiro se soltaba una de las cuerdas esto hacia un efecto látigo en el aire lo que impulsaba al proyectil con mucha más fuerza y velocidad, lo cual lograr acertar a algo requiere de mucha practica y adiestramiento,</text:p>
      <text:p text:style-name="P2">Otras eran lanzas para pescar arcos y flechas para la caza de animales como pato picazo palomas de monte guazuncho, chancho jabalí de la zona,.</text:p>
      <text:p text:style-name="P2">Pronto empezaron a llegar los parientes para el gran acontecimiento del pueblo, solían reunirse en la casa de la abuela de Juan que se llamaba “Doña Rubia”, se juntaba la familia!!, con ellos aparecían todos los tíos primos mayores y juntos con ellos las grandes anécdotas y chistes de siempre, pero esta vez la abuela Rubia se acordaría de alguien poco conocido de la familia el cual nunca Juan y Martin pudieron tener la certeza de conocer el tío Rosendo se sabía que tenía una chacra a unos pocos quilómetros del pueblo pero nada más se sabía de él.</text:p>
      <text:p text:style-name="P2"><text:s/>Pronto todos los preparativos para la gran reunión familiar se estaba llevando a cabo, la organización del lugar la discusión de los preparativos del almuerzo los mandados y las corridas por falta de algunos que otros parientes mas alejados que venían ya en camino., la familia toda reunida en la meza del mediodía ya podía empezar a contar aquellas anécdotas en esos momentos Juan y Martin escucharon atentamente como la abuela Rubia contaba de su hijo faltante aquel que poco se conocía, el tio Roseado:</text:p>
      <text:p text:style-name="P2">_ Rubia: Que será de la vida de mi Rosendito, hace tiempo no lo veo, no respondió a las cartas que le mande, siento mucho que no esté <text:s/>con nosotros hoy, que no sepa de lo grande que están sus sobrinos., me hace mucha falta escuchar su acordeón sus chamanes.</text:p>
      <text:p text:style-name="P2">_Tia Hortensia: Es verdad, hace mucho no escucho tocar un chámame como los de el, me pregunto si seguirá teniendo esa voz a pesar de lo mucho vino.</text:p>
      <text:p text:style-name="P2">_Tio Manuel: jajaja! La última vez lo vi <text:s/>hace unos años en el <text:s/>almacén del pueblo comprando vino y cigarros, me decía que tenía <text:s/>que recibir a unos amigos a la noche.</text:p>
      <text:p text:style-name="P2">_Tio Alcides: ¿Qué hay de cierto eso que dicen en el pueblo de el?</text:p>
      <text:p text:style-name="P2">_Tia Hortensia: ¿Lo del “Pombero”?</text:p>
      <text:p text:style-name="P2"><text:soft-page-break/>_Tio Alcides: Si claro de seguro el vino y el cigarro es para eso.</text:p>
      <text:p text:style-name="P2">_Tio Manuel: Tendríamos que ir a verlo a buscarlo pero lo que pasa es que es tan cascarrabia que no se le puede ni acercar, siempre esta hay tocando su chacarera para llorones.,</text:p>
      <text:p text:style-name="P2">_Tia Manu: No sean así el cambio mucho desde la muerte de su esposa Gloria, hay que entenderlo y comprenderlo y dejarlo que se tome su tiempo para que haga su duelo tranquilo, de verdad se lo extraña en las reuniones de la <text:s/>familia pero su pérdida fue grande.</text:p>
      <text:p text:style-name="P2">_Tio Alcides: eso le pasa por meterse en cosas que no debía, cosas como esos seres extraños no se deben de hacer,.</text:p>
      <text:p text:style-name="P2">Tia Manu: Alcides! No sé por que tenes esa mala costumbre de prejuzgar a la gente sin ni siquiera conocer bien la historia, te pregunto <text:s/>¿a caso a vos se te ocurrió si quiera visitarlo?, no te vi ni siquiera en el funeral de su <text:s/>esposa,.</text:p>
      <text:p text:style-name="P2">_Tio Alcides: No tuve tiempo…</text:p>
      <text:p text:style-name="P2">_Tia Manu: Si claro,..</text:p>
      <text:p text:style-name="P2">_Ramón (papa de Juan): Bueno los dos dejen de pelear, estamos en familia respeten en la mesa.</text:p>
      <text:p text:style-name="P2">_Margarita (mama de Martin): Me gustaría saber mas de esa historia de la que hablan, ¿Qué le paso a su mujer?</text:p>
      <text:p text:style-name="P2">_Tia Manu: enloqueció, se enfermo, la estaban viendo acá en el hospital del pueblo luego un día empeoro, Rosendo no llego a tiempo en aquella tormenta en llegar a la ambulancia que lo esperaba en la ruta por que saben que cuando llueve no se puede entrar a la chacra con nada por quedarse en el barro y falleció camino para acá.</text:p>
      <text:p text:style-name="P2">_Tia Hortensia: que triste situación tubo que haber vivido Rosendo, su mujer que descanse en paz.</text:p>
      <text:p text:style-name="P2">_Rubia: Me alegra mucho al verlos a todos juntos hoy y lamento que no este mi Rosendo si estuviera aquí estaría embargando nuestros corazones de emoción con el bandoneón de su abuelo,(llora). </text:p>
      <text:p text:style-name="P2"/>
      <text:p text:style-name="P2"><text:soft-page-break/>En ese momento Martin le dice a Juan:</text:p>
      <text:p text:style-name="P2">_Martin: Es el próximo lugar donde me gustaría conocer, tenemos que ir <text:s/>conocer al tio Rosendo.</text:p>
      <text:p text:style-name="P2">_Juan: Si sabes manejar un automóvil por que su chacra esta a 30 kms de aca y en bici no creo que llegamos de día, aparte no conocemos ese lugar,.</text:p>
      <text:p text:style-name="P2">_Martin: La verdad estaría divertido si algún día aprenderé a manejar, a no ser que salgamos de aca temprano en bici, pero como Juan y temprano no se llevan bien no creo que te despiertes, yo se donde queda no conozco la casa pero podríamos preguntar.</text:p>
      <text:p text:style-name="P2">_Juan: Vos sos loco mitay!, es muy lejos.</text:p>
      <text:p text:style-name="P2">_Martin: Uffa vos!, Si no te animas quédate a tirar agua a las chicas, yo voy a ir solo con mi bici, en tres días salgo <text:s/>temprano para allá.</text:p>
      <text:p text:style-name="P2">_Juan: Bueno, bueno!!, Pero acordate que en cuatro días es la fiesta del pueblo no podemos y quiero estar.</text:p>
      <text:p text:style-name="P2">_Martin: Genial !, bueno pero primero tenemos que ir con el Tonoleck para que <text:span text:style-name="T3">nos cuente algo sobre</text:span> <text:span text:style-name="T3">el</text:span> pombero y que podemos hacer si nos cruzamos con esa cosa,.</text:p>
      <text:p text:style-name="P2"/>
      <text:p text:style-name="P2"/>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SUPERENANA</meta:initial-creator>
    <meta:editing-cycles>3</meta:editing-cycles>
    <meta:creation-date>2019-12-22T20:41:00</meta:creation-date>
    <dc:date>2019-12-29T12:28:30.455149652</dc:date>
    <meta:editing-duration>PT2H33M11S</meta:editing-duration>
    <meta:generator>LibreOffice/6.3.4.2.0$Linux_X86_64 LibreOffice_project/1e2df71cb6a569bbaaffb70308950743964880ae</meta:generator>
    <meta:document-statistic meta:table-count="0" meta:image-count="0" meta:object-count="0" meta:page-count="4" meta:paragraph-count="34" meta:word-count="1286" meta:character-count="7188" meta:non-whitespace-character-count="5911"/>
    <meta:user-defined meta:name="AppVersion">12.0000</meta:user-defined>
    <meta:user-defined meta:name="Company">RevolucionUnattende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